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33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name-asian="Arial" style:font-weight-asian="bold" style:font-name-complex="Arial" style:font-size-complex="5.65000009536743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ect Planning and Tracking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2" office:value-type="date" office:date-value="2013-11-11">
            <text:p>Nov 11</text:p>
          </table:table-cell>
          <table:table-cell table:style-name="ce2" office:value-type="date" office:date-value="2013-11-18">
            <text:p>Nov 18</text:p>
          </table:table-cell>
          <table:table-cell table:style-name="ce2" office:value-type="date" office:date-value="2013-11-25">
            <text:p>Nov 25</text:p>
          </table:table-cell>
          <table:table-cell table:style-name="ce2" office:value-type="date" office:date-value="2013-12-02">
            <text:p>Dec 02</text:p>
          </table:table-cell>
          <table:table-cell table:style-name="ce2" office:value-type="date" office:date-value="2013-12-09">
            <text:p>Dec 09</text:p>
          </table:table-cell>
          <table:table-cell table:style-name="ce2" office:value-type="date" office:date-value="2013-12-16">
            <text:p>Dec 16</text:p>
          </table:table-cell>
          <table:table-cell table:style-name="ce2" office:value-type="date" office:date-value="2013-12-23">
            <text:p>Dec 23</text:p>
          </table:table-cell>
          <table:table-cell table:style-name="ce2" office:value-type="date" office:date-value="2013-12-30">
            <text:p>Dec 30</text:p>
          </table:table-cell>
          <table:table-cell table:style-name="ce2" office:value-type="date" office:date-value="2014-01-06">
            <text:p>Jan 06</text:p>
          </table:table-cell>
          <table:table-cell table:style-name="ce2" office:value-type="date" office:date-value="2014-01-13">
            <text:p>Jan 13</text:p>
          </table:table-cell>
          <table:table-cell table:style-name="ce2" office:value-type="date" office:date-value="2014-01-20">
            <text:p>Jan 20</text:p>
          </table:table-cell>
          <table:table-cell table:style-name="ce2" office:value-type="date" office:date-value="2014-01-27">
            <text:p>Jan 27</text:p>
          </table:table-cell>
        </table:table-row>
        <table:table-row table:style-name="ro1">
          <table:table-cell table:style-name="ce1" office:value-type="string">
            <text:p>Opened</text:p>
          </table:table-cell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1" office:value-type="string">
            <office:annotation draw:style-name="gr2" draw:text-style-name="P2" svg:width="8.76cm" svg:height="0.991cm" svg:x="4.026cm" svg:y="0.049cm" draw:caption-point-x="-0.61cm" draw:caption-point-y="0.864cm">
              <dc:creator>ADMINIB-DFE603T/hudili</dc:creator>
              <dc:date>2013-11-05T00:00:00</dc:date>
              <text:p text:style-name="P1"><text:span text:style-name="T1">Status: FIXEDAWAITINGTEST, TESTED, SUBMITTED, ACCEPTED, REJECTED, CLOSED </text:span></text:p>
            </office:annotation>
            <text:p>Closed</text:p>
          </table:table-cell>
          <table:table-cell table:style-name="ce3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1" office:value-type="string">
            <office:annotation draw:style-name="gr2" draw:text-style-name="P2" svg:width="6.753cm" svg:height="0.991cm" svg:x="4.026cm" svg:y="0.074cm" draw:caption-point-x="-0.61cm" draw:caption-point-y="1.29cm">
              <dc:creator>ADMINIB-DFE603T/hudili</dc:creator>
              <dc:date>2013-11-05T00:00:00</dc:date>
              <text:p text:style-name="P1"><text:span text:style-name="T1">Status: OPEN, ASSIGNED, REOPENED, DEFERRED, NEEDINFO</text:span></text:p>
            </office:annotation>
            <text:p>Not Closed</text:p>
          </table:table-cell>
          <table:table-cell table:style-name="ce3"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1" office:value-type="string">
            <text:p>Not Closed – Proj</text:p>
          </table:table-cell>
          <table:table-cell table:style-name="ce3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>
            <draw:frame table:end-cell-address="'Defect Planning and Tracking'.H31" table:end-x="1.156cm" table:end-y="0.093cm" draw:z-index="2" draw:style-name="gr1" svg:width="15.999cm" svg:height="7.98cm" svg:x="2.132cm" svg:y="0.242cm">
              <draw:object draw:notify-on-update-of-ranges="'Defect Planning and Tracking'.B1:'Defect Planning and Tracking'.M1 'Defect Planning and Tracking'.A2:'Defect Planning and Tracking'.A2 'Defect Planning and Tracking'.B2:'Defect Planning and Tracking'.M2 'Defect Planning and Tracking'.A3:'Defect Planning and Tracking'.A3 'Defect Planning and Tracking'.B3:'Defect Planning and Tracking'.M3 'Defect Planning and Tracking'.A4:'Defect Planning and Tracking'.A4 'Defect Planning and Tracking'.B4:'Defect Planning and Tracking'.M4 'Defect Planning and Tracking'.A5:'Defect Planning and Tracking'.A5 'Defect Planning and Tracking'.B5:'Defect Planning and Tracking'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Defect Monitoring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2" office:value-type="date" office:date-value="2013-11-11">
            <text:p>Nov 11</text:p>
          </table:table-cell>
          <table:table-cell table:style-name="ce2" office:value-type="date" office:date-value="2013-11-17">
            <text:p>Nov 17</text:p>
          </table:table-cell>
          <table:table-cell table:style-name="ce2" office:value-type="date" office:date-value="2013-11-25">
            <text:p>Nov 25</text:p>
          </table:table-cell>
          <table:table-cell table:style-name="ce2" office:value-type="date" office:date-value="2013-12-02">
            <text:p>Dec 02</text:p>
          </table:table-cell>
          <table:table-cell table:style-name="ce2" office:value-type="date" office:date-value="2013-12-09">
            <text:p>Dec 09</text:p>
          </table:table-cell>
          <table:table-cell table:style-name="ce2" office:value-type="date" office:date-value="2013-12-16">
            <text:p>Dec 16</text:p>
          </table:table-cell>
          <table:table-cell table:style-name="ce2" office:value-type="date" office:date-value="2013-12-23">
            <text:p>Dec 23</text:p>
          </table:table-cell>
        </table:table-row>
        <table:table-row table:style-name="ro1">
          <table:table-cell table:style-name="ce1" office:value-type="string">
            <office:annotation draw:style-name="gr3" draw:text-style-name="P2" svg:width="4.719cm" svg:height="1.386cm" svg:x="4.966cm" svg:y="0.021cm" draw:caption-point-x="-0.61cm" draw:caption-point-y="0.44cm">
              <dc:creator>ADMINIB-DFE603T/hudili</dc:creator>
              <dc:date>2013-11-05T00:00:00</dc:date>
              <text:p text:style-name="P1"><text:span text:style-name="T1">OPEN, ASSIGNED, REOPENED, DEFERRED, NEEDINFO</text:span></text:p>
            </office:annotation>
            <text:p>OPEN</text:p>
          </table:table-cell>
          <table:table-cell table:style-name="ce3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FIXEDAWAITINGTEST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REJECTED</text:p>
          </table:table-cell>
          <table:table-cell table:style-name="ce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>
            <office:annotation draw:style-name="gr4" draw:text-style-name="P2" svg:width="2.89cm" svg:height="2.176cm" svg:x="4.966cm" svg:y="0.294cm" draw:caption-point-x="-0.61cm" draw:caption-point-y="1.522cm">
              <dc:creator>ADMINIB-DFE603T/hudili</dc:creator>
              <dc:date>2013-11-05T00:00:00</dc:date>
              <text:p text:style-name="P1"><text:span text:style-name="T1">Status: <text:s/>TESTED, SUBMITTED, ACCEPTED, <text:s/>CLOSED </text:span></text:p>
            </office:annotation>
            <text:p>CLOSED</text:p>
          </table:table-cell>
          <table:table-cell table:style-name="ce3" office:value-type="float" office:value="293">
            <text:p>293</text:p>
          </table:table-cell>
          <table:table-cell office:value-type="float" office:value="295">
            <text:p>29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6">
            <text:p>306</text:p>
          </table:table-cell>
          <table:table-cell table:style-name="ce3"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>
            <draw:frame table:end-cell-address="'Defect Monitoring'.H32" table:end-x="0.202cm" table:end-y="0.341cm" draw:z-index="2" draw:style-name="gr1" svg:width="15.999cm" svg:height="8.924cm" svg:x="2.118cm" svg:y="0.45cm">
              <draw:object draw:notify-on-update-of-ranges="'Defect Monitoring'.B1:'Defect Monitoring'.H1 'Defect Monitoring'.A2:'Defect Monitoring'.A2 'Defect Monitoring'.B2:'Defect Monitoring'.H2 'Defect Monitoring'.A3:'Defect Monitoring'.A3 'Defect Monitoring'.B3:'Defect Monitoring'.H3 'Defect Monitoring'.A4:'Defect Monitoring'.A4 'Defect Monitoring'.B4:'Defect Monitoring'.H4 'Defect Monitoring'.A5:'Defect Monitoring'.A5 'Defect Monitoring'.B5:'Defect Monitoring'.H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2013／12／09</text:date>, <text:time>09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04T22:07:09.35</meta:creation-date>
    <dc:date>2013-12-09T09:53:22.27</dc:date>
    <meta:editing-duration>PT05H03M31S</meta:editing-duration>
    <meta:editing-cycles>29</meta:editing-cycles>
    <meta:generator>IBM_Lotus_Symphony/3.0$Win32 OpenOffice.org_project/310m11$Build-9399</meta:generator>
    <meta:document-statistic meta:table-count="2" meta:cell-count="7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lines-used="1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6cm" svg:stroke-color="#cc3300" draw:fill-color="#cc33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096cm" xlink:href=".." xlink:type="simple" chart:class="chart:bar" chart:style-name="ch1">
        <chart:legend chart:legend-position="end" svg:x="12.492cm" svg:y="3.026cm" chart:style-name="ch2"/>
        <chart:plot-area chart:style-name="ch3" table:cell-range-address="'Defect Planning and Tracking'.B1:'Defect Planning and Tracking'.M5 'Defect Planning and Tracking'.A2:'Defect Planning and Tracking'.A5" chart:data-source-has-labels="both" svg:x="1.358cm" svg:y="0.779cm" svg:width="10.494cm" svg:height="6.148cm">
          <chart:axis chart:dimension="x" chart:name="primary-x" chart:style-name="ch4">
            <chart:title svg:x="6.111cm" svg:y="7.089cm" chart:style-name="ch5">
              <text:p>Dates</text:p>
            </chart:title>
            <chart:categories table:cell-range-address="'Defect Planning and Tracking'.B1:'Defect Planning and Tracking'.M1"/>
          </chart:axis>
          <chart:axis chart:dimension="y" chart:name="primary-y" chart:style-name="ch6">
            <chart:title svg:x="0.451cm" svg:y="5.273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Planning and Tracking'.B2:'Defect Planning and Tracking'.M2" chart:label-cell-address="'Defect Planning and Tracking'.A2:'Defect Planning and Tracking'.A2" chart:class="chart:bar">
            <chart:data-point chart:repeated="12"/>
          </chart:series>
          <chart:series chart:style-name="ch10" chart:values-cell-range-address="'Defect Planning and Tracking'.B3:'Defect Planning and Tracking'.M3" chart:label-cell-address="'Defect Planning and Tracking'.A3:'Defect Planning and Tracking'.A3" chart:class="chart:bar">
            <chart:data-point chart:repeated="12"/>
          </chart:series>
          <chart:series chart:style-name="ch11" chart:values-cell-range-address="'Defect Planning and Tracking'.B4:'Defect Planning and Tracking'.M4" chart:label-cell-address="'Defect Planning and Tracking'.A4:'Defect Planning and Tracking'.A4" chart:class="chart:bar">
            <chart:data-point chart:repeated="12"/>
          </chart:series>
          <chart:series chart:style-name="ch12" chart:values-cell-range-address="'Defect Planning and Tracking'.B5:'Defect Planning and Tracking'.M5" chart:label-cell-address="'Defect Planning and Tracking'.A5:'Defect Planning and Tracking'.A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 11</text:p>
                <draw:g>
                  <svg:desc>'Defect Planning and Tracking'.B1:'Defect Planning and Tracking'.M1</svg:desc>
                </draw:g>
              </table:table-cell>
              <table:table-cell office:value-type="string">
                <text:p>Nov 18</text:p>
              </table:table-cell>
              <table:table-cell office:value-type="string">
                <text:p>Nov 25</text:p>
              </table:table-cell>
              <table:table-cell office:value-type="string">
                <text:p>Dec 02</text:p>
              </table:table-cell>
              <table:table-cell office:value-type="string">
                <text:p>Dec 09</text:p>
              </table:table-cell>
              <table:table-cell office:value-type="string">
                <text:p>Dec 16</text:p>
              </table:table-cell>
              <table:table-cell office:value-type="string">
                <text:p>Dec 23</text:p>
              </table:table-cell>
              <table:table-cell office:value-type="string">
                <text:p>Dec 30</text:p>
              </table:table-cell>
              <table:table-cell office:value-type="string">
                <text:p>Jan 06</text:p>
              </table:table-cell>
              <table:table-cell office:value-type="string">
                <text:p>Jan 13</text:p>
              </table:table-cell>
              <table:table-cell office:value-type="string">
                <text:p>Jan 20</text:p>
              </table:table-cell>
              <table:table-cell office:value-type="string">
                <text:p>Jan 27</text:p>
              </table:table-cell>
            </table:table-row>
          </table:table-header-rows>
          <table:table-rows>
            <table:table-row>
              <table:table-cell office:value-type="string">
                <text:p>Opened</text:p>
                <draw:g>
                  <svg:desc>'Defect Planning and Tracking'.A2:'Defect Planning and Tracking'.A2</svg:desc>
                </draw:g>
              </table:table-cell>
              <table:table-cell office:value-type="float" office:value="1">
                <text:p>1</text:p>
                <draw:g>
                  <svg:desc>'Defect Planning and Tracking'.B2:'Defect Planning and Tracking'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Closed</text:p>
                <draw:g>
                  <svg:desc>'Defect Planning and Tracking'.A3:'Defect Planning and Tracking'.A3</svg:desc>
                </draw:g>
              </table:table-cell>
              <table:table-cell office:value-type="float" office:value="9">
                <text:p>9</text:p>
                <draw:g>
                  <svg:desc>'Defect Planning and Tracking'.B3:'Defect Planning and Tracking'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ot Closed</text:p>
                <draw:g>
                  <svg:desc>'Defect Planning and Tracking'.A4:'Defect Planning and Tracking'.A4</svg:desc>
                </draw:g>
              </table:table-cell>
              <table:table-cell office:value-type="float" office:value="9">
                <text:p>9</text:p>
                <draw:g>
                  <svg:desc>'Defect Planning and Tracking'.B4:'Defect Planning and Tracking'.M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ot Closed – Proj</text:p>
                <draw:g>
                  <svg:desc>'Defect Planning and Tracking'.A5:'Defect Planning and Tracking'.A5</svg:desc>
                </draw:g>
              </table:table-cell>
              <table:table-cell office:value-type="float" office:value="10">
                <text:p>10</text:p>
                <draw:g>
                  <svg:desc>'Defect Planning and Tracking'.B5:'Defect Planning and Tracking'.M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66ff6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5cm" svg:y="3.478cm" chart:style-name="ch2"/>
        <chart:plot-area chart:style-name="ch3" table:cell-range-address="'Defect Monitoring'.B1:'Defect Monitoring'.H5 'Defect Monitoring'.A2:'Defect Monitoring'.A5" chart:data-source-has-labels="both" svg:x="1.358cm" svg:y="0.855cm" svg:width="9.727cm" svg:height="6.957cm">
          <chart:axis chart:dimension="x" chart:name="primary-x" chart:style-name="ch4">
            <chart:title svg:x="5.727cm" svg:y="7.993cm" chart:style-name="ch5">
              <text:p>Dates</text:p>
            </chart:title>
            <chart:categories table:cell-range-address="'Defect Monitoring'.B1:'Defect Monitoring'.H1"/>
          </chart:axis>
          <chart:axis chart:dimension="y" chart:name="primary-y" chart:style-name="ch6">
            <chart:title svg:x="0.451cm" svg:y="5.753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Monitoring'.B2:'Defect Monitoring'.H2" chart:label-cell-address="'Defect Monitoring'.A2:'Defect Monitoring'.A2" chart:class="chart:bar">
            <chart:data-point chart:repeated="7"/>
          </chart:series>
          <chart:series chart:style-name="ch10" chart:values-cell-range-address="'Defect Monitoring'.B3:'Defect Monitoring'.H3" chart:label-cell-address="'Defect Monitoring'.A3:'Defect Monitoring'.A3" chart:class="chart:bar">
            <chart:data-point chart:repeated="7"/>
          </chart:series>
          <chart:series chart:style-name="ch11" chart:values-cell-range-address="'Defect Monitoring'.B4:'Defect Monitoring'.H4" chart:label-cell-address="'Defect Monitoring'.A4:'Defect Monitoring'.A4" chart:class="chart:bar">
            <chart:data-point chart:repeated="7"/>
          </chart:series>
          <chart:series chart:style-name="ch12" chart:values-cell-range-address="'Defect Monitoring'.B5:'Defect Monitoring'.H5" chart:label-cell-address="'Defect Monitoring'.A5:'Defect Monitoring'.A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 11</text:p>
                <draw:g>
                  <svg:desc>'Defect Monitoring'.B1:'Defect Monitoring'.H1</svg:desc>
                </draw:g>
              </table:table-cell>
              <table:table-cell office:value-type="string">
                <text:p>Nov 17</text:p>
              </table:table-cell>
              <table:table-cell office:value-type="string">
                <text:p>Nov 25</text:p>
              </table:table-cell>
              <table:table-cell office:value-type="string">
                <text:p>Dec 02</text:p>
              </table:table-cell>
              <table:table-cell office:value-type="string">
                <text:p>Dec 09</text:p>
              </table:table-cell>
              <table:table-cell office:value-type="string">
                <text:p>Dec 16</text:p>
              </table:table-cell>
              <table:table-cell office:value-type="string">
                <text:p>Dec 23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'Defect Monitoring'.A2:'Defect Monitoring'.A2</svg:desc>
                </draw:g>
              </table:table-cell>
              <table:table-cell office:value-type="float" office:value="16">
                <text:p>16</text:p>
                <draw:g>
                  <svg:desc>'Defect Monitoring'.B2:'Defect Monitoring'.H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IXEDAWAITINGTEST</text:p>
                <draw:g>
                  <svg:desc>'Defect Monitoring'.A3:'Defect Monitoring'.A3</svg:desc>
                </draw:g>
              </table:table-cell>
              <table:table-cell office:value-type="float" office:value="5">
                <text:p>5</text:p>
                <draw:g>
                  <svg:desc>'Defect Monitoring'.B3:'Defect Monitoring'.H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EJECTED</text:p>
                <draw:g>
                  <svg:desc>'Defect Monitoring'.A4:'Defect Monitoring'.A4</svg:desc>
                </draw:g>
              </table:table-cell>
              <table:table-cell office:value-type="float" office:value="4">
                <text:p>4</text:p>
                <draw:g>
                  <svg:desc>'Defect Monitoring'.B4:'Defect Monitoring'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CLOSED</text:p>
                <draw:g>
                  <svg:desc>'Defect Monitoring'.A5:'Defect Monitoring'.A5</svg:desc>
                </draw:g>
              </table:table-cell>
              <table:table-cell office:value-type="float" office:value="293">
                <text:p>293</text:p>
                <draw:g>
                  <svg:desc>'Defect Monitoring'.B5:'Defect Monitoring'.H5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